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" style:family="paragraph">
      <style:paragraph-properties fo:line-height="100%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text-properties style:font-name="Verdana1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cff66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Verdana1" fo:font-size="36pt" fo:language="en" fo:country="AU" style:font-size-asian="36pt" style:font-size-complex="36pt"/>
    </style:style>
    <style:style style:name="T4" style:family="text">
      <style:text-properties style:font-name="Copperplate Gothic Bold" fo:font-size="32pt" fo:language="en" fo:country="AU" style:font-size-asian="32pt" style:font-size-complex="32pt"/>
    </style:style>
    <style:style style:name="T5" style:family="text">
      <style:text-properties fo:color="#ffff99" style:font-name="Verdana1" fo:font-size="36pt" fo:language="en" fo:country="AU" style:font-size-asian="36pt" style:font-size-complex="36pt"/>
    </style:style>
    <style:style style:name="T6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cm" svg:x="0cm" svg:y="0.627cm" presentation:class="title" presentation:user-transformed="true">
          <draw:text-box>
            <text:p><text:span text:style-name="T1">Hymn for the Holy Year of Mercy</text:span><text:span text:style-name="T1"><text:line-break/></text:span><text:span text:style-name="T2">(Paul Inwood, Eugenio Costa)</text:span></text:p>
          </draw:text-box>
        </draw:frame>
        <draw:frame presentation:style-name="pr2" draw:layer="layout" svg:width="28cm" svg:height="11.7cm" svg:x="0cm" svg:y="3.9cm" presentation:class="outline">
          <draw:text-box>
            <text:p text:style-name="P2"><text:span text:style-name="T3">Mi-se-ri-cor-des si-cut Pa-ter!</text:span></text:p>
            <text:p text:style-name="P2"><text:span text:style-name="T3">Mi-se-ri-cor-des si-cut Pa-ter!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Give thanks to the Father,</text:span></text:p>
            <text:p text:style-name="P3"><text:span text:style-name="T3">For he is good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He created the world with wisdom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He leads his people throughout history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He pardons and welcomes his children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8cm" svg:height="11.7cm" svg:x="0cm" svg:y="3.9cm" presentation:class="outline">
          <draw:text-box>
            <text:p text:style-name="P2"><text:span text:style-name="T3">Mi-se-ri-cor-des si-cut Pa-ter!</text:span></text:p>
            <text:p text:style-name="P2"><text:span text:style-name="T3">Mi-se-ri-cor-des si-cut Pa-ter!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Give thanks to the Son,</text:span></text:p>
            <text:p text:style-name="P3"><text:span text:style-name="T3">Light of the Nations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He loved us with a heart of flesh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As we receive from him,</text:span></text:p>
            <text:p text:style-name="P3"><text:span text:style-name="T3">Let us also give to him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Hearts open to those who hunger and thirst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8cm" svg:height="11.7cm" svg:x="0cm" svg:y="3.9cm" presentation:class="outline">
          <draw:text-box>
            <text:p text:style-name="P2"><text:span text:style-name="T3">Mi-se-ri-cor-des si-cut Pa-ter!</text:span></text:p>
            <text:p text:style-name="P2"><text:span text:style-name="T3">Mi-se-ri-cor-des si-cut Pa-ter!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Let us ask the Spirit for the seven holy gifts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Fount of alol goodness and the sweetest relief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Comforted by him, les us offer comfort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Love hopes and bears all things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8cm" svg:height="11.7cm" svg:x="0cm" svg:y="3.9cm" presentation:class="outline">
          <draw:text-box>
            <text:p text:style-name="P2"><text:span text:style-name="T3">Mi-se-ri-cor-des si-cut Pa-ter!</text:span></text:p>
            <text:p text:style-name="P2"><text:span text:style-name="T3">Mi-se-ri-cor-des si-cut Pa-ter!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Let us ask for peace from the God of all peace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The earth waits for the Good News of the Kingdom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Joy and pardon in the hearts of the little ones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3">The heavens and the earth will be renewed.</text:span></text:p>
            <text:p text:style-name="P3"><text:span text:style-name="T3"/></text:p>
            <text:p text:style-name="P3"><text:span text:style-name="T5">In ae-ter-num mi-se-ri-cor-di-a e-i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8cm" svg:height="11.7cm" svg:x="0cm" svg:y="3.9cm" presentation:class="outline">
          <draw:text-box>
            <text:p text:style-name="P2"><text:span text:style-name="T3">Mi-se-ri-cor-des si-cut Pa-ter!</text:span></text:p>
            <text:p text:style-name="P2"><text:span text:style-name="T3">Mi-se-ri-cor-des si-cut Pa-ter!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custom-shape draw:style-name="gr2" draw:text-style-name="P8" draw:layer="layout" svg:width="23cm" svg:height="1.782cm" svg:x="2.4cm" svg:y="13cm">
          <text:list text:style-name="L3">
            <text:list-header>
              <text:p text:style-name="P7"><text:span text:style-name="T6">“</text:span><text:span text:style-name="T6">Hymn for the Holy Year of Mercy” words by Eugenio Costa and music by Paul Inwood </text:span></text:p>
              <text:p text:style-name="P7"><text:span text:style-name="T6">© 2015, Pontifical Council for Promotion of the New Evangelization</text:span></text:p>
              <text:p text:style-name="P7"><text:span text:style-name="T6">Used by Permission. CCLi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8-20T13:20:27.346663254</dc:date>
    <meta:editing-duration>PT3H53M31S</meta:editing-duration>
    <meta:editing-cycles>39</meta:editing-cycles>
    <meta:generator>LibreOffice/5.1.4.2$Linux_X86_64 LibreOffice_project/10m0$Build-2</meta:generator>
    <meta:document-statistic meta:object-count="120"/>
  </office:meta>
</office:document-meta>
</file>